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text-position="0% 100%"/>
    </style:style>
    <style:style style:name="T9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itali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weight="bold"/>
    </style:style>
    <style:style style:name="T13" style:family="text">
      <style:text-properties style:font-style-asian="italic"/>
    </style:style>
    <style:style style:name="T14" style:family="text">
      <style:text-properties style:font-weight-asian="bold"/>
    </style:style>
    <style:style style:name="T15" style:family="text">
      <style:text-properties style:font-style-complex="italic"/>
    </style:style>
    <style:style style:name="T16" style:family="text">
      <style:text-properties style:font-weight-complex="bold"/>
    </style:style>
    <style:style style:name="T17" style:family="text">
      <style:text-properties style:text-position="sub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in text</text:p>
      <text:p text:style-name="P1">Bold</text:p>
      <text:p text:style-name="P2"><text:span text:style-name="T1">Italic</text:span></text:p>
      <text:p text:style-name="P2">Bold italic</text:p>
      <text:p text:style-name="P3"><text:span text:style-name="T3">Underline</text:span></text:p>
      <text:p text:style-name="P3"><text:span text:style-name="T1">Underline italic</text:span></text:p>
      <text:p text:style-name="P3">Underline bold italic</text:p>
      <text:p text:style-name="Standard"><text:span text:style-name="T9">Km</text:span><text:span text:style-name="T7">2</text:span> - superscript</text:p>
      <text:p text:style-name="Standard">H<text:span text:style-name="T17">2</text:span>O - subscrip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Søren Roug</meta:initial-creator>
    <meta:creation-date>2008-02-23T16:22:32</meta:creation-date>
    <dc:creator>Søren Roug</dc:creator>
    <dc:date>2008-02-23T16:27:03</dc:date>
    <meta:editing-cycles>1</meta:editing-cycles>
    <meta:editing-duration>PT4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16" meta:character-count="109"/>
  </office:meta>
</office:document-meta>
</file>